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net de bord personnel</text:p>
      <text:p text:style-name="P1">Jules Eschbach</text:p>
      <text:p text:style-name="P1"/>
      <text:p text:style-name="P1">Lundi 5 septembre :</text:p>
      <text:p text:style-name="P1">-Nous devons rechercher un sujet de TPE. Je me rappelle d'un très beau film à propos de la cryptographie avec la machine Enigma : Imitation Game. Ce sujet nous permettra de traiter à la fois beaucoup de math dans la comrpéhension des procédés et de recherche de clé, beaucoup de programmation dans la simulation de ces procédés, beaucoup de mécanique pour la réalisation des pièces de la machine Enigma, et beaucoup d'éléctronique pour le traitement du signal. Et en plus, ce sujet offrait la possibilité de traiter de la cryptographie quantique, qui touche la physique. Nous avons donc un sujet nous permettant de toucher tout les domaines de la science. Parfait !</text:p>
      <text:p text:style-name="P1"/>
      <text:p text:style-name="P1">De Mardi 6 septembre à Dimanche 11 septembre :</text:p>
      <text:p text:style-name="P1">-Je récupère les informations que je connaissait déjà à propos de la cryptographie, que je stocke dans un document pour donner une vision globale du travail à mes coéquipiers.</text:p>
      <text:p text:style-name="P1"/>
      <text:p text:style-name="P1">Lundi 12 septembre :</text:p>
      <text:p text:style-name="P1">Comme complément à notre TPE, j'ai décidé de coder un site Internet qui nous permettra de coder des messages et de les décoder. Puisque stocké sur un serveur, chaque personne étant connectée à Internet pourra échanger des messages. Pour commencer, j'y incorpore le chiffre de césar, qui est le système de cryptage le plus simple. Le site est codé en HTML, CSS, PHP, Javascript et utilise une base de donnée MySql pour stocker les messages encoyés.</text:p>
      <text:p text:style-name="P1"/>
      <text:p text:style-name="P1">Vendredi 16 Septembre</text:p>
      <text:p text:style-name="P1">J'améliore le site. Je l'ajoute entre autres sur un hébergeur officiel payé par un ami qui nous offre une bande passante correcte.</text:p>
      <text:p text:style-name="P1"/>
      <text:p text:style-name="P1">Lundi 19 septembre : </text:p>
      <text:p text:style-name="P1">Je crée un programme qui va tester toutes les possibilités de clé d'un message codé à l'aide du chiffre de César, et qui compare les résultats avec un dictionnaire francais comportant tout les mots de la langue, conjugués ou pas. Ce programme compte ensuite le nombre de mots francais et trouve la phrase décriptée puisque c'est forcément celle qui comporte le plus de mots francais. Le programme est d'abord codé en Java, puis Guillaume m'incite à le coder en python puisque Java n'est pas multiplateforme. Le problème est que une fonction que j'utilisais en Java n'existe pas en python, donc j'ai reprit le code en java, puis j'ai trouvé une bibliothèque qui permet d'exporter les programmes en .exe, et donc de les exécuter n'importe ou.</text:p>
      <text:p text:style-name="P1"/>
      <text:p text:style-name="P1">Mercredi 21 septembre :</text:p>
      <text:p text:style-name="P1">Ayant recu ma nouvelle imprimante 3D, j'imprime un modèle de rotor d'Enigma pour nous donner une idée de la taille.</text:p>
      <text:p text:style-name="P1"/>
      <text:p text:style-name="P1">Samedi 24 Septembre :</text:p>
      <text:p text:style-name="P1">J'ajoute sur le site deux catégories : messages privés ou message publics. Le but va d'être de déchiffrer les messages sur le canal public sans posséder la clé.</text:p>
      <text:p text:style-name="P1">J'achète un très bon livre qui va nous aider dans la récupération d'informations.</text:p>
      <text:p text:style-name="P1"/>
      <text:p text:style-name="P1">Lundi 26 septembre</text:p>
      <text:p text:style-name="P1">Je réécrit le plan du TPE, en adoptant une approche plus histrorique, pour aboutir sur les techniques utilisées actuellement.</text:p>
      <text:p text:style-name="P1">Je regarde des vidéos de la machine en fonctionnement pour permettre à luc de les dessiner sur solidWorks.</text:p>
      <text:p text:style-name="P1"/>
      <text:p text:style-name="P1"><text:soft-page-break/>Samedi 1 octobre : </text:p>
      <text:p text:style-name="P1">J'imprime les supports des rotors avec mon imprimante pour avancer la création de la machine</text:p>
      <text:p text:style-name="P1"/>
      <text:p text:style-name="P1">Lundi 3 octobre</text:p>
      <text:p text:style-name="P1">Nous terminons la modélisation des pièces d'enigma.</text:p>
      <text:p text:style-name="P1">Nous prenons pas mal de temps à expliquer comment nous allons frabirquer les rotors.</text:p>
      <text:p text:style-name="P1"/>
      <text:p text:style-name="P1">Mardi 4 octobre :</text:p>
      <text:p text:style-name="P1">Je me concerte avec Guillaume pour essayer de trouver une solution pour connecter les rotors entre eux. Nous trouvons sur intternet des connecteurs à ressorts, utilisés dans la vraie machine.</text:p>
      <text:p text:style-name="P1"/>
      <text:p text:style-name="P1">Mecredi 5 octobre</text:p>
      <text:p text:style-name="P1">Je commence à faire des schéma pour coder le logiciel qui permettra de faire une connection entre l'ordinateur et la machine enigma. J'utiliserais Visual Studio en C#, qui est multiplateforme et utilise un language que je maitrise.</text:p>
      <text:p text:style-name="P1"/>
      <text:p text:style-name="P1">Vendredi 7 octobre :</text:p>
      <text:p text:style-name="P1">Je rédige l'introduction au propre, qui explique les nécéssitées de la cryptographie</text:p>
      <text:p text:style-name="P1"/>
      <text:p text:style-name="P1">Samedi 8 octobre : </text:p>
      <text:p text:style-name="P1">Je prend pas mal de temps à créer un code en arduino pour tester le cryptage Enigma. Je fait un test sur breadboard avec 4 lett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ce JANETTI</meta:initial-creator>
    <meta:creation-date>2016-12-15T11:30:26.69</meta:creation-date>
    <meta:document-statistic meta:table-count="0" meta:image-count="0" meta:object-count="0" meta:page-count="2" meta:paragraph-count="33" meta:word-count="666" meta:character-count="3941"/>
    <dc:date>2016-12-15T11:58:21.57</dc:date>
    <dc:creator>Maurice JANETTI</dc:creator>
    <meta:editing-duration>PT12M4S</meta:editing-duration>
    <meta:editing-cycles>1</meta:editing-cycles>
    <meta:generator>OpenOffice/4.0.1$Win32 OpenOffice.org_project/401m5$Build-9714</meta:generator>
  </office:meta>
</office:document-meta>
</file>